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re" table:style-name="ta1">
        <table:shapes>
          <draw:frame draw:z-index="0" draw:style-name="gr1" draw:text-style-name="P1" svg:width="634.79pt" svg:height="375.7pt" svg:x="425.03pt" svg:y="115.2pt">
            <draw:object draw:notify-on-update-of-ranges="genre.A1:genre.A16 genre.B1:genre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negyric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string" calcext:value-type="string">
            <text:p>Dialogue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string" calcext:value-type="string">
            <text:p>Tragedy</text:p>
          </table:table-cell>
          <table:table-cell office:value-type="float" office:value="12878" calcext:value-type="float">
            <text:p>12878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18355" calcext:value-type="float">
            <text:p>18355</text:p>
          </table:table-cell>
        </table:table-row>
        <table:table-row table:style-name="ro1">
          <table:table-cell office:value-type="string" calcext:value-type="string">
            <text:p>Oratory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55045" calcext:value-type="float">
            <text:p>55045</text:p>
          </table:table-cell>
        </table:table-row>
        <table:table-row table:style-name="ro1">
          <table:table-cell office:value-type="string" calcext:value-type="string">
            <text:p>Novel</text:p>
          </table:table-cell>
          <table:table-cell office:value-type="float" office:value="86934" calcext:value-type="float">
            <text:p>86934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float" office:value="106135" calcext:value-type="float">
            <text:p>106135</text:p>
          </table:table-cell>
        </table:table-row>
        <table:table-row table:style-name="ro1">
          <table:table-cell office:value-type="string" calcext:value-type="string">
            <text:p>Erudit compilitation</text:p>
          </table:table-cell>
          <table:table-cell office:value-type="float" office:value="128395" calcext:value-type="float">
            <text:p>128395</text:p>
          </table:table-cell>
        </table:table-row>
        <table:table-row table:style-name="ro1">
          <table:table-cell office:value-type="string" calcext:value-type="string">
            <text:p>Philosophy</text:p>
          </table:table-cell>
          <table:table-cell office:value-type="float" office:value="177938" calcext:value-type="float">
            <text:p>177938</text:p>
          </table:table-cell>
        </table:table-row>
        <table:table-row table:style-name="ro1">
          <table:table-cell office:value-type="string" calcext:value-type="string">
            <text:p>Rhetorical writing</text:p>
          </table:table-cell>
          <table:table-cell office:value-type="float" office:value="211593" calcext:value-type="float">
            <text:p>211593</text:p>
          </table:table-cell>
        </table:table-row>
        <table:table-row table:style-name="ro1">
          <table:table-cell office:value-type="string" calcext:value-type="string">
            <text:p>Poetry</text:p>
          </table:table-cell>
          <table:table-cell office:value-type="float" office:value="387999" calcext:value-type="float">
            <text:p>387999</text:p>
          </table:table-cell>
        </table:table-row>
        <table:table-row table:style-name="ro1">
          <table:table-cell office:value-type="string" calcext:value-type="string">
            <text:p>Letter writing</text:p>
          </table:table-cell>
          <table:table-cell office:value-type="float" office:value="429505" calcext:value-type="float">
            <text:p>429505</text:p>
          </table:table-cell>
        </table:table-row>
        <table:table-row table:style-name="ro1">
          <table:table-cell office:value-type="string" calcext:value-type="string">
            <text:p>Historical writing</text:p>
          </table:table-cell>
          <table:table-cell office:value-type="float" office:value="956968" calcext:value-type="float">
            <text:p>956968</text:p>
          </table:table-cell>
        </table:table-row>
        <table:table-row table:style-name="ro1">
          <table:table-cell office:value-type="string" calcext:value-type="string">
            <text:p>Technical writing</text:p>
          </table:table-cell>
          <table:table-cell office:value-type="float" office:value="995325" calcext:value-type="float">
            <text:p>995325</text:p>
          </table:table-cell>
        </table:table-row>
      </table:table>
      <table:named-expressions/>
      <table:database-ranges>
        <table:database-range table:name="__Anonymous_Sheet_DB__0" table:target-range-address="genre.A1:genre.B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19:55:29.049610372</dc:date>
    <meta:editing-duration>PT5M34S</meta:editing-duration>
    <meta:editing-cycles>1</meta:editing-cycles>
    <meta:document-statistic meta:table-count="1" meta:cell-count="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395cm" svg:height="13.255cm" xlink:href=".." xlink:type="simple" chart:class="chart:circle" chart:style-name="ch1">
        <chart:title svg:x="9.209cm" svg:y="0.401cm" chart:style-name="ch2">
          <text:p>Extension by genre</text:p>
        </chart:title>
        <chart:legend chart:legend-position="end" svg:x="18.703cm" svg:y="2.593cm" style:legend-expansion="high" chart:style-name="ch3"/>
        <chart:plot-area chart:style-name="ch4" table:cell-range-address="genre.A1:genre.B16" chart:data-source-has-labels="column" svg:x="0.447cm" svg:y="1.445cm" svg:width="17.809cm" svg:height="11.545cm">
          <chartooo:coordinate-region svg:x="3.579cm" svg:y="1.446cm" svg:width="11.544cm" svg:height="11.544cm"/>
          <chart:axis chart:dimension="x" chart:name="primary-x" chart:style-name="ch5" chartooo:axis-type="auto">
            <chartooo:date-scale/>
            <chart:categories table:cell-range-address="genre.A1:genre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enre.B1:genre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anegyric</text:p>
                <draw:g>
                  <svg:desc>genre.A1:genre.A16</svg:desc>
                </draw:g>
              </table:table-cell>
              <table:table-cell office:value-type="float" office:value="1382">
                <text:p>1382</text:p>
                <draw:g>
                  <svg:desc>genre.B1:genre.B16</svg:desc>
                </draw:g>
              </table:table-cell>
            </table:table-row>
            <table:table-row>
              <table:table-cell office:value-type="string">
                <text:p>Translation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Dialogue</text:p>
              </table:table-cell>
              <table:table-cell office:value-type="float" office:value="11672">
                <text:p>11672</text:p>
              </table:table-cell>
            </table:table-row>
            <table:table-row>
              <table:table-cell office:value-type="string">
                <text:p>Tragedy</text:p>
              </table:table-cell>
              <table:table-cell office:value-type="float" office:value="12878">
                <text:p>12878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18355">
                <text:p>18355</text:p>
              </table:table-cell>
            </table:table-row>
            <table:table-row>
              <table:table-cell office:value-type="string">
                <text:p>Oratory</text:p>
              </table:table-cell>
              <table:table-cell office:value-type="float" office:value="37650">
                <text:p>37650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5045">
                <text:p>55045</text:p>
              </table:table-cell>
            </table:table-row>
            <table:table-row>
              <table:table-cell office:value-type="string">
                <text:p>Novel</text:p>
              </table:table-cell>
              <table:table-cell office:value-type="float" office:value="86934">
                <text:p>86934</text:p>
              </table:table-cell>
            </table:table-row>
            <table:table-row>
              <table:table-cell office:value-type="string">
                <text:p>Medicine</text:p>
              </table:table-cell>
              <table:table-cell office:value-type="float" office:value="106135">
                <text:p>106135</text:p>
              </table:table-cell>
            </table:table-row>
            <table:table-row>
              <table:table-cell office:value-type="string">
                <text:p>Erudit compilitation</text:p>
              </table:table-cell>
              <table:table-cell office:value-type="float" office:value="128395">
                <text:p>128395</text:p>
              </table:table-cell>
            </table:table-row>
            <table:table-row>
              <table:table-cell office:value-type="string">
                <text:p>Philosophy</text:p>
              </table:table-cell>
              <table:table-cell office:value-type="float" office:value="177938">
                <text:p>177938</text:p>
              </table:table-cell>
            </table:table-row>
            <table:table-row>
              <table:table-cell office:value-type="string">
                <text:p>Rhetorical writing</text:p>
              </table:table-cell>
              <table:table-cell office:value-type="float" office:value="211593">
                <text:p>211593</text:p>
              </table:table-cell>
            </table:table-row>
            <table:table-row>
              <table:table-cell office:value-type="string">
                <text:p>Poetry</text:p>
              </table:table-cell>
              <table:table-cell office:value-type="float" office:value="387999">
                <text:p>387999</text:p>
              </table:table-cell>
            </table:table-row>
            <table:table-row>
              <table:table-cell office:value-type="string">
                <text:p>Letter writing</text:p>
              </table:table-cell>
              <table:table-cell office:value-type="float" office:value="429505">
                <text:p>429505</text:p>
              </table:table-cell>
            </table:table-row>
            <table:table-row>
              <table:table-cell office:value-type="string">
                <text:p>Historical writing</text:p>
              </table:table-cell>
              <table:table-cell office:value-type="float" office:value="956968">
                <text:p>956968</text:p>
              </table:table-cell>
            </table:table-row>
            <table:table-row>
              <table:table-cell office:value-type="string">
                <text:p>Technical writing</text:p>
              </table:table-cell>
              <table:table-cell office:value-type="float" office:value="995325">
                <text:p>995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